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C00000171605AAC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fo:min-height="0.385cm"/>
    </style:style>
    <style:style style:name="gr3" style:family="graphic" style:parent-style-name="standard">
      <style:graphic-properties draw:stroke="none" svg:stroke-color="#000000" draw:fill="solid" draw:fill-color="#ffffff" fo:min-height="0.307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9pt"/>
    </style:style>
    <style:style style:name="P3" style:family="paragraph">
      <style:paragraph-properties fo:margin-left="0cm" fo:margin-right="0cm" fo:text-indent="0cm"/>
      <style:text-properties fo:font-size="9pt" fo:font-weight="bold"/>
    </style:style>
    <style:style style:name="P4" style:family="paragraph">
      <style:paragraph-properties fo:margin-left="0cm" fo:margin-right="0cm" fo:text-align="end" fo:text-indent="0cm"/>
      <style:text-properties fo:font-size="9pt"/>
    </style:style>
    <style:style style:name="P5" style:family="paragraph">
      <style:paragraph-properties fo:margin-left="0cm" fo:margin-right="0cm" fo:text-align="end" fo:text-indent="0cm"/>
      <style:text-properties fo:font-size="9pt" fo:font-weight="bold"/>
    </style:style>
    <style:style style:name="T1" style:family="text">
      <style:text-properties fo:font-size="9pt" fo:font-weight="bold"/>
    </style:style>
    <style:style style:name="T2" style:family="text">
      <style:text-properties style:text-position="super 58%" fo:font-size="9pt" fo:font-weight="bold"/>
    </style:style>
    <style:style style:name="T3" style:family="text">
      <style:text-properties style:text-position="sub 58%" fo:font-size="9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5.018cm" svg:height="10.969cm" svg:x="8.682cm" svg:y="9.081cm">
          <draw:image xlink:href="Pictures/100000000000009C00000171605AACE2.png" xlink:type="simple" xlink:show="embed" xlink:actuate="onLoad">
            <text:p/>
          </draw:image>
        </draw:frame>
        <draw:frame draw:style-name="gr2" draw:text-style-name="P3" draw:layer="layout" svg:width="1.144cm" svg:height="0.732cm" svg:x="12.43cm" svg:y="17.075cm">
          <draw:text-box>
            <text:p text:style-name="P2"><text:span text:style-name="T1">F</text:span><text:span text:style-name="T2">L</text:span><text:span text:style-name="T3">in</text:span></text:p>
          </draw:text-box>
        </draw:frame>
        <draw:frame draw:style-name="gr3" draw:text-style-name="P5" draw:layer="layout" svg:width="1.57cm" svg:height="0.732cm" svg:x="9.709cm" svg:y="14.694cm">
          <draw:text-box>
            <text:p text:style-name="P4"><text:span text:style-name="T1">F</text:span><text:span text:style-name="T2">V</text:span><text:span text:style-name="T3">out</text:span></text:p>
          </draw:text-box>
        </draw:frame>
        <draw:frame draw:style-name="gr2" draw:text-style-name="P5" draw:layer="layout" svg:width="1.27cm" svg:height="0.732cm" svg:x="10.09cm" svg:y="18.88cm">
          <draw:text-box>
            <text:p text:style-name="P4"><text:span text:style-name="T1">F</text:span><text:span text:style-name="T2">V</text:span><text:span text:style-name="T3">in</text:span></text:p>
          </draw:text-box>
        </draw:frame>
        <draw:frame draw:style-name="gr2" draw:text-style-name="P3" draw:layer="layout" svg:width="1.27cm" svg:height="0.732cm" svg:x="12.43cm" svg:y="11.229cm">
          <draw:text-box>
            <text:p text:style-name="P2"><text:span text:style-name="T1">F</text:span><text:span text:style-name="T2">L</text:span><text:span text:style-name="T3">out</text:span></text:p>
          </draw:text-box>
        </draw:frame>
        <draw:frame draw:style-name="gr2" draw:text-style-name="P5" draw:layer="layout" svg:width="1.27cm" svg:height="0.732cm" svg:x="9.99cm" svg:y="16.465cm">
          <draw:text-box>
            <text:p text:style-name="P4"><text:span text:style-name="T1">F</text:span><text:span text:style-name="T2">V</text:span><text:span text:style-name="T3">in</text:span></text:p>
          </draw:text-box>
        </draw:frame>
        <draw:frame draw:style-name="gr2" draw:text-style-name="P5" draw:layer="layout" svg:width="1.27cm" svg:height="0.732cm" svg:x="9.976cm" svg:y="13.481cm">
          <draw:text-box>
            <text:p text:style-name="P4"><text:span text:style-name="T1">F</text:span><text:span text:style-name="T2">V</text:span><text:span text:style-name="T3">in</text:span></text:p>
          </draw:text-box>
        </draw:frame>
        <draw:frame draw:style-name="gr2" draw:text-style-name="P5" draw:layer="layout" svg:width="1.27cm" svg:height="0.732cm" svg:x="9.984cm" svg:y="11.205cm">
          <draw:text-box>
            <text:p text:style-name="P4"><text:span text:style-name="T1">F</text:span><text:span text:style-name="T2">V</text:span><text:span text:style-name="T3">in</text:span></text:p>
          </draw:text-box>
        </draw:frame>
        <draw:frame draw:style-name="gr3" draw:text-style-name="P5" draw:layer="layout" svg:width="1.57cm" svg:height="0.732cm" svg:x="9.69cm" svg:y="17.155cm">
          <draw:text-box>
            <text:p text:style-name="P4"><text:span text:style-name="T1">F</text:span><text:span text:style-name="T2">V</text:span><text:span text:style-name="T3">out</text:span></text:p>
          </draw:text-box>
        </draw:frame>
        <draw:frame draw:style-name="gr3" draw:text-style-name="P5" draw:layer="layout" svg:width="1.57cm" svg:height="0.732cm" svg:x="9.684cm" svg:y="11.824cm">
          <draw:text-box>
            <text:p text:style-name="P4"><text:span text:style-name="T1">F</text:span><text:span text:style-name="T2">V</text:span><text:span text:style-name="T3">out</text:span></text:p>
          </draw:text-box>
        </draw:frame>
        <draw:frame draw:style-name="gr2" draw:text-style-name="P3" draw:layer="layout" svg:width="1.27cm" svg:height="0.732cm" svg:x="12.43cm" svg:y="16.46cm">
          <draw:text-box>
            <text:p text:style-name="P2"><text:span text:style-name="T1">F</text:span><text:span text:style-name="T2">L</text:span><text:span text:style-name="T3">out</text:span></text:p>
          </draw:text-box>
        </draw:frame>
        <draw:custom-shape draw:style-name="gr4" draw:text-style-name="P1" draw:layer="layout" svg:width="1.27cm" svg:height="0.635cm" svg:x="12.43cm" svg:y="13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7cm" svg:height="0.732cm" svg:x="12.43cm" svg:y="13.503cm">
          <draw:text-box>
            <text:p text:style-name="P2"><text:span text:style-name="T1">F</text:span><text:span text:style-name="T2">L</text:span><text:span text:style-name="T3">out</text:span></text:p>
          </draw:text-box>
        </draw:frame>
        <draw:frame draw:style-name="gr2" draw:text-style-name="P3" draw:layer="layout" svg:width="1.144cm" svg:height="0.732cm" svg:x="12.409cm" svg:y="9.583cm">
          <draw:text-box>
            <text:p text:style-name="P2"><text:span text:style-name="T1">F</text:span><text:span text:style-name="T2">L</text:span><text:span text:style-name="T3">in</text:span></text:p>
          </draw:text-box>
        </draw:frame>
        <draw:frame draw:style-name="gr2" draw:text-style-name="P3" draw:layer="layout" svg:width="1.27cm" svg:height="0.732cm" svg:x="12.43cm" svg:y="18.719cm">
          <draw:text-box>
            <text:p text:style-name="P2"><text:span text:style-name="T1">F</text:span><text:span text:style-name="T2">L</text:span><text:span text:style-name="T3">out</text:span></text:p>
          </draw:text-box>
        </draw:frame>
        <draw:frame draw:style-name="gr2" draw:text-style-name="P3" draw:layer="layout" svg:width="1.144cm" svg:height="0.732cm" svg:x="12.43cm" svg:y="14.796cm">
          <draw:text-box>
            <text:p text:style-name="P2"><text:span text:style-name="T1">F</text:span><text:span text:style-name="T2">L</text:span><text:span text:style-name="T3">in</text:span></text:p>
          </draw:text-box>
        </draw:frame>
        <draw:frame draw:style-name="gr2" draw:text-style-name="P3" draw:layer="layout" svg:width="1.144cm" svg:height="0.732cm" svg:x="12.43cm" svg:y="11.824cm">
          <draw:text-box>
            <text:p text:style-name="P2"><text:span text:style-name="T1">F</text:span><text:span text:style-name="T2">L</text:span><text:span text:style-name="T3">in</text:span></text:p>
          </draw:text-box>
        </draw:frame>
        <draw:frame draw:style-name="gr3" draw:text-style-name="P5" draw:layer="layout" svg:width="1.57cm" svg:height="0.732cm" svg:x="9.623cm" svg:y="9.544cm">
          <draw:text-box>
            <text:p text:style-name="P4"><text:span text:style-name="T1">F</text:span><text:span text:style-name="T2">V</text:span><text:span text:style-name="T3">out</text:span></text:p>
          </draw:text-box>
        </draw:frame>
        <draw:frame draw:style-name="gr3" draw:text-style-name="P5" draw:layer="layout" svg:width="1.57cm" svg:height="0.724cm" svg:x="7.985cm" svg:y="15.605cm">
          <draw:text-box>
            <text:p text:style-name="P4"><text:span text:style-name="T1">F</text:span><text:span text:style-name="T3">in</text:span></text:p>
          </draw:text-box>
        </draw:frame>
        <draw:frame draw:style-name="gr3" draw:text-style-name="P5" draw:layer="layout" svg:width="1.57cm" svg:height="0.724cm" svg:x="7.985cm" svg:y="10.236cm">
          <draw:text-box>
            <text:p text:style-name="P4"><text:span text:style-name="T1">F</text:span><text:span text:style-name="T3">in</text:span></text:p>
          </draw:text-box>
        </draw:frame>
        <draw:frame draw:style-name="gr3" draw:text-style-name="P5" draw:layer="layout" svg:width="1.57cm" svg:height="0.724cm" svg:x="7.985cm" svg:y="12.63cm">
          <draw:text-box>
            <text:p text:style-name="P4"><text:span text:style-name="T1">F</text:span><text:span text:style-name="T3">in</text:span></text:p>
          </draw:text-box>
        </draw:frame>
        <draw:frame draw:style-name="gr3" draw:text-style-name="P5" draw:layer="layout" svg:width="1.57cm" svg:height="0.724cm" svg:x="7.985cm" svg:y="17.956cm">
          <draw:text-box>
            <text:p text:style-name="P4"><text:span text:style-name="T1">F</text:span><text:span text:style-name="T3">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Paula Staudt</meta:initial-creator>
    <meta:creation-date>2007-09-18T14:53:44</meta:creation-date>
    <dc:creator>Paula Staudt</dc:creator>
    <dc:date>2007-09-18T15:04:03</dc:date>
    <dc:language>pt-BR</dc:language>
    <meta:editing-cycles>2</meta:editing-cycles>
    <meta:editing-duration>PT10M20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